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ting Testing Apparatus (GTA)</text:p>
      <text:p text:style-name="Standard"/>
      <text:p text:style-name="Standard">User's Manual</text:p>
      <text:p text:style-name="Standard"/>
      <text:p text:style-name="Standard">Casey Deen</text:p>
      <text:p text:style-name="Standard"/>
      <text:p text:style-name="Standard">8 February 2011</text:p>
      <text:p text:style-name="Standard"/>
      <text:p text:style-name="Standard"/>
      <text:p text:style-name="Standard"/>
      <text:p text:style-name="Standard"/>
      <text:p text:style-name="Standard">Transmission Testing</text:p>
      <text:p text:style-name="Standard"/>
      <text:list xml:id="list32579993" text:style-name="L1">
        <text:list-item>
          <text:p text:style-name="P1">Prepare the apparatus for the test. <text:s/>Be sure to that the test sample is OUT of the beam. <text:s/>Make sure that all instruments are powered on. <text:s/>This includes:</text:p>
          <text:list>
            <text:list-item>
              <text:p text:style-name="P1">NI Motor Controller (MID-7604) <text:s/>- Ensure the ENABLE switch is ON</text:p>
            </text:list-item>
            <text:list-item>
              <text:p text:style-name="P1">Spectral Products DK480 Monochrometer</text:p>
            </text:list-item>
            <text:list-item>
              <text:p text:style-name="P1">Light source (either optical or IR source)</text:p>
            </text:list-item>
            <text:list-item>
              <text:p text:style-name="P1">SRS510 Lock-in Amplifier</text:p>
            </text:list-item>
            <text:list-item>
              <text:p text:style-name="P1">SR540 Chopper Controller</text:p>
            </text:list-item>
            <text:list-item>
              <text:p text:style-name="P1">Detector electronics (power supply and cooler if using IR detector)</text:p>
            </text:list-item>
          </text:list>
        </text:list-item>
        <text:list-item>
          <text:p text:style-name="P1">Start the Labview motor control VI (GT_server_v2.vi). <text:s/>This VI waits for approximately 1 minute to establish a IP connection to the python program. <text:s/>After the connection is established, it will wait indefinitely for commands from the python program over the IP connection.</text:p>
        </text:list-item>
        <text:list-item>
          <text:p text:style-name="P1">Open the transmission.py python script in the python IDLE. <text:s/>Press F5 to start.</text:p>
          <text:list>
            <text:list-item>
              <text:p text:style-name="P1">The script will load in the defaults from the grating_test.config.txt file.</text:p>
            </text:list-item>
            <text:list-item>
              <text:p text:style-name="P1">The motor controller, if configured correctly, will send the motor searching for its home position. <text:s/>Be sure to start the program with the detector arm clock-wise from its home location.</text:p>
              <text:list>
                <text:list-item>
                  <text:p text:style-name="P1">If you fear the detector arm is on the wrong side of the “home” sensor, disable the NI MID-7604 motion controller using the “ENABLE” switch on the front panel. <text:s/>Then, use the knob on the front of the rotation stage to move the detector arm back on the correct side of the home sensor. <text:s/>The home sensor is located ~15 degrees away from the straight-through beam (in a counter-clockwise orientation when looking down the rotation axis from above.)</text:p>
                </text:list-item>
              </text:list>
            </text:list-item>
          </text:list>
        </text:list-item>
        <text:list-item>
          <text:p text:style-name="P1">Once the rotation stage has found its home location, the program will ask you for the following information</text:p>
          <text:list>
            <text:list-item>
              <text:p text:style-name="P1">the name of the data file in which you wish to store output data.</text:p>
            </text:list-item>
            <text:list-item>
              <text:p text:style-name="P1">Wavelength starting and stopping points (in nm)</text:p>
            </text:list-item>
            <text:list-item>
              <text:p text:style-name="P1">Number of intermediate wavelength points to test</text:p>
            </text:list-item>
            <text:list-item>
              <text:p text:style-name="P1">Name of sample</text:p>
            </text:list-item>
            <text:list-item>
              <text:p text:style-name="P1">Email address (for notification)</text:p>
            </text:list-item>
            <text:list-item>
              <text:p text:style-name="P1">Desired Signal-to-Noise ratio</text:p>
            </text:list-item>
            <text:list-item>
              <text:p text:style-name="P1">Desired filter wheel location (see Appendix A)</text:p>
            </text:list-item>
            <text:list-item>
              <text:p text:style-name="P1">Monochromator slit width (in microns)</text:p>
            </text:list-item>
          </text:list>
        </text:list-item>
        <text:list-item>
          <text:p text:style-name="P1">After gathering the required information, the program will do the follwing:</text:p>
          <text:list>
            <text:list-item>
              <text:p text:style-name="P1">Tune the monochromator to the beginning wavelength</text:p>
            </text:list-item>
            <text:list-item>
              <text:p text:style-name="P1">Open the shutter (move filter wheel to specified location)</text:p>
            </text:list-item>
            <text:list-item>
              <text:p text:style-name="P1">Move the detector arm through a small range of angles centered around the beam, in order <text:soft-page-break/>to find the location of the maximum signal</text:p>
            </text:list-item>
            <text:list-item>
              <text:p text:style-name="P1">Close the shutter (move the filter wheel to blank position)</text:p>
            </text:list-item>
            <text:list-item>
              <text:p text:style-name="P1">Record the “background” level</text:p>
            </text:list-item>
            <text:list-item>
              <text:p text:style-name="P1">Open the shutter (move filter wheel to specified location)</text:p>
            </text:list-item>
            <text:list-item>
              <text:p text:style-name="P1">Record the “straight-through” reference measurement for each wavelength</text:p>
            </text:list-item>
            <text:list-item>
              <text:p text:style-name="P1">Halt for user input</text:p>
              <text:list>
                <text:list-item>
                  <text:p text:style-name="P1">Place transmission sample in the beam</text:p>
                </text:list-item>
                <text:list-item>
                  <text:p text:style-name="P1">Press “ENTER” to continue test</text:p>
                </text:list-item>
              </text:list>
            </text:list-item>
            <text:list-item>
              <text:p text:style-name="P1">Record a measurement for each wavelength of light transmitted through the material</text:p>
              <text:list>
                <text:list-item>
                  <text:p text:style-name="P1">Calculate the absolute transmission factoring in the background and reference measurement</text:p>
                </text:list-item>
              </text:list>
            </text:list-item>
            <text:list-item>
              <text:p text:style-name="P1">Save raw data, transmission curve, and raw data plot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Appendix A: Filter wheel Assignments</text:p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Table_20_Contents">Filter Wheel Number</text:p>
          </table:table-cell>
          <table:table-cell table:style-name="Table1.A1" office:value-type="string">
            <text:p text:style-name="Table_20_Contents">Contents</text:p>
          </table:table-cell>
          <table:table-cell table:style-name="Table1.C1" office:value-type="string">
            <text:p text:style-name="Table_20_Contents">Wavelength Range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Empty</text:p>
          </table:table-cell>
          <table:table-cell table:style-name="Table1.C2" office:value-type="string">
            <text:p text:style-name="Table_20_Contents">0-&gt;inf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Melles Griot Filter</text:p>
          </table:table-cell>
          <table:table-cell table:style-name="Table1.C2" office:value-type="string">
            <text:p text:style-name="Table_20_Contents">&lt; 1.9 microns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Empty</text:p>
          </table:table-cell>
          <table:table-cell table:style-name="Table1.C2" office:value-type="string">
            <text:p text:style-name="Table_20_Contents">0-&gt;inf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AB3190</text:p>
          </table:table-cell>
          <table:table-cell table:style-name="Table1.C2" office:value-type="string">
            <text:p text:style-name="Table_20_Contents"><text:s/>&lt; 3190 nm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AB330</text:p>
          </table:table-cell>
          <table:table-cell table:style-name="Table1.C2" office:value-type="string">
            <text:p text:style-name="Table_20_Contents">&lt; 3300 nm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Blank</text:p>
          </table:table-cell>
          <table:table-cell table:style-name="Table1.C2" office:value-type="string">
            <text:p text:style-name="Table_20_Contents">no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s wg</meta:initial-creator>
    <meta:creation-date>2011-02-08T15:17:48.24</meta:creation-date>
    <dc:date>2011-02-14T15:06:53.46</dc:date>
    <dc:creator>ms wg</dc:creator>
    <meta:editing-duration>PT02H22M46S</meta:editing-duration>
    <meta:editing-cycles>6</meta:editing-cycles>
    <meta:generator>OpenOffice.org/3.2$Win32 OpenOffice.org_project/320m18$Build-9502</meta:generator>
    <meta:document-statistic meta:table-count="1" meta:image-count="0" meta:object-count="0" meta:page-count="2" meta:paragraph-count="62" meta:word-count="527" meta:character-count="3069"/>
  </office:meta>
</office:document-meta>
</file>